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.74pt"/>
    </style:style>
    <style:style style:name="co2" style:family="table-column">
      <style:table-column-properties fo:break-before="auto" style:column-width="33.96pt"/>
    </style:style>
    <style:style style:name="co3" style:family="table-column">
      <style:table-column-properties fo:break-before="auto" style:column-width="57.34pt"/>
    </style:style>
    <style:style style:name="co4" style:family="table-column">
      <style:table-column-properties fo:break-before="auto" style:column-width="424.5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ext-properties style:font-name="Liberation Sans" fo:font-weight="normal" style:font-weight-asian="normal" style:font-weight-complex="normal"/>
    </style:style>
    <style:style style:name="ce9" style:family="table-cell" style:parent-style-name="Default">
      <style:text-properties style:font-name="Liberation Sans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/>
      <style:text-properties style:font-name="Liberation Sans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/>
      <style:text-properties style:font-name="Liberation Sans" fo:language="none" fo:country="none" fo:font-weight="normal" style:font-name-asian="Monospace" style:language-asian="none" style:country-asian="none" style:font-weight-asian="normal" style:font-name-complex="Monospace" style:language-complex="none" style:country-complex="none" style:font-weight-complex="normal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/>
      <style:text-properties style:font-name="Liberation Sans" fo:language="none" fo:country="none" style:font-name-asian="Monospace" style:language-asian="none" style:country-asian="none" style:font-name-complex="Monospace" style:language-complex="none" style:country-complex="none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start"/>
      <style:text-properties style:font-name="Liberation Sans" fo:language="none" fo:country="none" style:language-asian="none" style:country-asian="none" style:language-complex="none" style:country-complex="none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start"/>
      <style:text-properties style:font-name="Liberation Sans"/>
    </style:style>
    <style:style style:name="ce19" style:family="table-cell" style:parent-style-name="Default">
      <style:text-properties style:text-outline="false" style:text-line-through-style="none" style:text-line-through-type="none" style:font-name="Liberation Sans" fo:language="none" fo:country="none" fo:font-style="normal" fo:text-shadow="none" fo:font-weight="normal" style:text-underline-mode="continuous" style:text-overline-mode="continuous" style:text-line-through-mode="continuous" style:font-name-asian="Monospace" style:language-asian="none" style:country-asian="none" style:font-style-asian="normal" style:font-weight-asian="normal" style:font-name-complex="Monospace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text-outline="false" style:text-line-through-style="none" style:text-line-through-type="none" style:font-name="Liberation Sans" fo:language="none" fo:country="none" fo:font-style="normal" fo:text-shadow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start"/>
      <style:text-properties style:font-name="Liberation Sans" style:font-name-asian="Monospace" style:font-name-complex="Monospace"/>
    </style:style>
    <style:style style:name="T1" style:family="text">
      <style:text-properties style:font-name="Monospace" style:font-name-asian="Monospace" style:font-name-complex="Monospace"/>
    </style:style>
    <style:style style:name="T2" style:family="text">
      <style:text-properties style:font-name="Monospace" style:font-name-asian="Monospace" style:font-name-complex="Monospace" fo:color="#303030"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style:font-name="Monospace" style:font-name-asian="Monospace" style:font-name-complex="Monospace" fo:font-size="10pt" style:font-size-asian="10pt" style:font-size-complex="10pt"/>
    </style:style>
    <style:style style:name="T4" style:family="text">
      <style:text-properties fo:font-size="10pt" style:font-name-asian="Monospace" style:font-name-complex="Monospace" style:font-size-asian="10pt" style:font-size-complex="10pt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style:font-size-asian="10pt" style:font-size-complex="10pt" style:font-name-asian="Monospace" style:font-name-complex="Monospace"/>
    </style:style>
    <style:style style:name="T7" style:family="text">
      <style:text-properties fo:color="#303030" style:font-name="Monospace" fo:font-size="10pt" style:text-underline-style="solid" style:text-underline-width="auto" style:text-underline-color="font-color" style:font-name-asian="Monospace" style:font-name-complex="Monospace" style:font-size-asian="10pt" style:font-size-complex="10pt"/>
    </style:style>
    <style:style style:name="T8" style:family="text">
      <style:text-properties style:text-line-through-mode="continuous" style:font-weight-complex="normal" fo:font-style="normal" style:text-underline-style="none" style:text-underline-color="font-color" style:text-overline-style="none" style:text-overline-color="font-color" style:language-asian="zh" style:country-asian="CN" style:language-complex="hi" style:country-complex="IN" fo:language="en" fo:country="US" fo:font-size="10pt" fo:font-weight="normal" style:font-weight-asian="normal" style:font-style-asian="normal" style:font-style-complex="normal" fo:text-shadow="none" style:text-emphasize="none" style:font-relief="none" style:text-outline="false" style:font-name-asian="Monospace" style:font-name-complex="Monospace" style:font-size-complex="10pt" style:font-size-asian="10pt" style:text-line-through-type="none"/>
    </style:style>
    <style:style style:name="T9" style:family="text">
      <style:text-properties style:text-line-through-mode="continuous" style:font-weight-complex="normal" fo:font-style="normal" style:text-overline-style="none" style:text-overline-color="font-color" style:language-asian="zh" style:country-asian="CN" style:language-complex="hi" style:country-complex="IN" fo:language="en" fo:country="US" fo:font-size="10pt" fo:font-weight="normal" style:font-weight-asian="normal" style:font-style-asian="normal" style:font-style-complex="normal" fo:text-shadow="none" style:text-emphasize="none" style:font-relief="none" style:text-outline="false" style:font-name-asian="Monospace" style:font-name-complex="Monospace" style:font-size-complex="10pt" style:font-size-asian="10pt" style:text-line-through-type="none" style:text-underline-style="solid" style:text-underline-width="auto" style:text-underline-color="font-color" fo:color="#303030"/>
    </style:style>
    <style:style style:name="T10" style:family="text">
      <style:text-properties style:text-line-through-mode="continuous" style:font-weight-complex="normal" fo:font-style="normal" style:text-overline-style="none" style:text-overline-color="font-color" style:language-asian="zh" style:country-asian="CN" style:language-complex="hi" style:country-complex="IN" fo:language="en" fo:country="US" fo:font-size="10pt" fo:font-weight="normal" style:font-weight-asian="normal" style:font-style-asian="normal" style:font-style-complex="normal" fo:text-shadow="none" style:text-emphasize="none" style:font-relief="none" style:text-outline="false" style:font-name-asian="Monospace" style:font-name-complex="Monospace" style:font-size-complex="10pt" style:font-size-asian="10pt" style:text-line-through-type="none" style:text-underline-style="none" style:text-underline-color="font-color"/>
    </style:style>
    <style:style style:name="T11" style:family="text">
      <style:text-properties style:language-asian="zh" style:country-asian="CN" style:font-name-complex="Monospace" style:font-relief="none" style:text-emphasize="none" style:font-style-complex="normal" style:font-style-asian="normal" style:font-weight-complex="normal" style:font-weight-asian="normal" style:font-size-complex="10pt" style:font-size-asian="10pt" fo:text-shadow="none" style:text-line-through-mode="continuous" fo:language="en" fo:country="US" style:text-overline-style="none" style:text-overline-color="font-color" style:language-complex="hi" style:country-complex="IN" fo:font-size="10pt" fo:font-weight="normal" style:text-underline-style="none" style:text-underline-color="font-color" style:text-line-through-type="none" fo:font-style="normal" style:text-outline="false" style:font-name-asian="Monospace"/>
    </style:style>
    <style:style style:name="T12" style:family="text">
      <style:text-properties style:language-asian="zh" style:country-asian="CN" style:font-name-complex="Monospace" style:font-relief="none" style:text-emphasize="none" style:font-style-complex="normal" style:font-style-asian="normal" style:font-weight-complex="normal" style:font-weight-asian="normal" style:font-size-complex="10pt" style:font-size-asian="10pt" fo:text-shadow="none" style:text-line-through-mode="continuous" fo:language="en" fo:country="US" style:text-overline-style="none" style:text-overline-color="font-color" style:language-complex="hi" style:country-complex="IN" fo:font-size="10pt" fo:font-weight="normal" style:text-line-through-type="none" fo:font-style="normal" style:text-outline="false" style:font-name-asian="Monospace" fo:color="#303030" style:text-underline-style="solid" style:text-underline-width="auto" style:text-underline-color="font-color"/>
    </style:style>
    <style:style style:name="T13" style:family="text">
      <style:text-properties style:language-asian="zh" style:country-asian="CN" style:font-name-complex="Monospace" style:font-relief="none" style:text-emphasize="none" style:font-style-complex="normal" style:font-style-asian="normal" style:font-weight-complex="normal" style:font-weight-asian="normal" style:font-size-complex="10pt" style:font-size-asian="10pt" fo:text-shadow="none" style:text-line-through-mode="continuous" fo:language="en" fo:country="US" style:text-overline-style="none" style:text-overline-color="font-color" style:language-complex="hi" style:country-complex="IN" fo:font-size="10pt" fo:font-weight="normal" style:text-line-through-type="none" fo:font-style="normal" style:text-outline="false" style:font-name-asian="Monospace" style:text-underline-style="none" style:text-underline-color="font-color"/>
    </style:style>
    <style:style style:name="T14" style:family="text">
      <style:text-properties style:font-name="Monospace" fo:font-size="10pt" style:font-name-asian="Monospace" style:font-name-complex="Monospace" style:font-size-asian="10pt" style:font-size-complex="10pt"/>
    </style:style>
    <style:style style:name="T15" style:family="text">
      <style:text-properties fo:font-size="10pt" style:font-name-asian="Monospace" style:font-name-complex="Monospace" style:font-size-asian="10pt" style:font-size-complex="10pt" fo:color="#303030" style:text-underline-style="solid" style:text-underline-width="auto" style:text-underline-color="font-color"/>
    </style:style>
    <style:style style:name="T16" style:family="text">
      <style:text-properties fo:font-size="10pt" style:font-name-asian="Monospace" style:font-name-complex="Monospace" style:font-size-asian="10pt" style:font-size-complex="10pt" style:text-underline-style="solid" style:text-underline-width="auto" style:text-underline-color="font-color" fo:color="#303030"/>
    </style:style>
    <style:style style:name="T17" style:family="text">
      <style:text-properties fo:text-shadow="none" fo:font-style="normal" style:language-complex="hi" style:country-complex="IN" fo:font-weight="normal" style:font-size-complex="10pt" style:font-relief="none" style:font-style-asian="normal" style:text-overline-style="none" style:text-overline-color="font-color" style:text-line-through-mode="continuous" style:font-name-complex="Monospace" style:text-outline="false" fo:language="en" fo:country="US" style:language-asian="zh" style:country-asian="CN" style:font-name-asian="Monospace" style:font-size-asian="10pt" style:text-line-through-type="none" style:text-emphasize="none" fo:font-size="10pt" style:font-weight-complex="normal" style:text-underline-style="none" style:text-underline-color="font-color" style:font-weight-asian="normal" style:font-style-complex="normal"/>
    </style:style>
    <style:style style:name="T18" style:family="text">
      <style:text-properties fo:text-shadow="none" fo:font-style="normal" style:language-complex="hi" style:country-complex="IN" fo:font-weight="normal" style:font-size-complex="10pt" style:font-relief="none" style:font-style-asian="normal" style:text-overline-style="none" style:text-overline-color="font-color" style:text-line-through-mode="continuous" style:font-name-complex="Monospace" style:text-outline="false" fo:language="en" fo:country="US" style:language-asian="zh" style:country-asian="CN" style:font-name-asian="Monospace" style:font-size-asian="10pt" style:text-line-through-type="none" style:text-emphasize="none" fo:font-size="10pt" style:font-weight-complex="normal" style:font-weight-asian="normal" style:font-style-complex="normal" fo:color="#303030" style:text-underline-style="solid" style:text-underline-width="auto" style:text-underline-color="font-color"/>
    </style:style>
    <style:style style:name="T19" style:family="text">
      <style:text-properties fo:text-shadow="none" fo:font-style="normal" style:language-complex="hi" style:country-complex="IN" fo:font-weight="normal" style:font-size-complex="10pt" style:font-relief="none" style:font-style-asian="normal" style:text-overline-style="none" style:text-overline-color="font-color" style:text-line-through-mode="continuous" style:font-name-complex="Monospace" style:text-outline="false" fo:language="en" fo:country="US" style:language-asian="zh" style:country-asian="CN" style:font-name-asian="Monospace" style:font-size-asian="10pt" style:text-line-through-type="none" style:text-emphasize="none" fo:font-size="10pt" style:font-weight-complex="normal" style:font-weight-asian="normal" style:font-style-complex="normal" style:text-underline-style="none" style:text-underline-color="font-color"/>
    </style:style>
    <style:style style:name="T20" style:family="text">
      <style:text-properties fo:text-shadow="none" fo:font-style="normal" style:language-complex="hi" style:country-complex="IN" fo:font-weight="normal" style:font-size-complex="10pt" style:font-relief="none" style:font-style-asian="normal" style:text-overline-style="none" style:text-overline-color="font-color" style:text-line-through-mode="continuous" style:font-name-complex="Monospace" style:text-outline="false" fo:language="en" fo:country="US" style:language-asian="zh" style:country-asian="CN" style:font-name-asian="Monospace" style:font-size-asian="10pt" style:text-line-through-type="none" style:text-emphasize="none" fo:font-size="10pt" style:font-weight-complex="normal" style:font-weight-asian="normal" style:font-style-complex="normal" style:text-underline-style="solid" style:text-underline-width="auto" style:text-underline-color="font-color" fo:color="#303030"/>
    </style:style>
    <style:style style:name="T21" style:family="text">
      <style:text-properties style:text-emphasize="none" style:font-relief="none" style:language-complex="hi" style:country-complex="IN" style:text-underline-style="none" style:text-underline-color="font-color" fo:font-size="10pt" style:font-size-asian="10pt" fo:font-weight="normal" style:text-outline="false" fo:language="en" fo:country="US" style:text-line-through-type="none" style:font-name-asian="Monospace" fo:font-style="normal" fo:text-shadow="none" style:font-weight-asian="normal" style:font-size-complex="10pt" style:font-style-complex="normal" style:text-line-through-mode="continuous" style:text-overline-style="none" style:text-overline-color="font-color" style:language-asian="zh" style:country-asian="CN" style:font-style-asian="normal" style:font-weight-complex="normal" style:font-name-complex="Monospace"/>
    </style:style>
    <style:style style:name="T22" style:family="text">
      <style:text-properties style:text-emphasize="none" style:font-relief="none" style:language-complex="hi" style:country-complex="IN" fo:font-size="10pt" style:font-size-asian="10pt" fo:font-weight="normal" style:text-outline="false" fo:language="en" fo:country="US" style:text-line-through-type="none" style:font-name-asian="Monospace" fo:font-style="normal" fo:text-shadow="none" style:font-weight-asian="normal" style:font-size-complex="10pt" style:font-style-complex="normal" style:text-line-through-mode="continuous" style:text-overline-style="none" style:text-overline-color="font-color" style:language-asian="zh" style:country-asian="CN" style:font-style-asian="normal" style:font-weight-complex="normal" style:font-name-complex="Monospace" fo:color="#303030" style:text-underline-style="solid" style:text-underline-width="auto" style:text-underline-color="font-color"/>
    </style:style>
    <style:style style:name="T23" style:family="text">
      <style:text-properties style:text-emphasize="none" style:font-relief="none" style:language-complex="hi" style:country-complex="IN" fo:font-size="10pt" style:font-size-asian="10pt" fo:font-weight="normal" style:text-outline="false" fo:language="en" fo:country="US" style:text-line-through-type="none" style:font-name-asian="Monospace" fo:font-style="normal" fo:text-shadow="none" style:font-weight-asian="normal" style:font-size-complex="10pt" style:font-style-complex="normal" style:text-line-through-mode="continuous" style:text-overline-style="none" style:text-overline-color="font-color" style:language-asian="zh" style:country-asian="CN" style:font-style-asian="normal" style:font-weight-complex="normal" style:font-name-complex="Monospace" style:text-underline-style="none" style:text-underline-color="font-color"/>
    </style:style>
    <style:style style:name="T24" style:family="text">
      <style:text-properties style:text-emphasize="none" style:font-relief="none" style:language-complex="hi" style:country-complex="IN" fo:font-size="10pt" style:font-size-asian="10pt" fo:font-weight="normal" style:text-outline="false" fo:language="en" fo:country="US" style:text-line-through-type="none" style:font-name-asian="Monospace" fo:font-style="normal" fo:text-shadow="none" style:font-weight-asian="normal" style:font-size-complex="10pt" style:font-style-complex="normal" style:text-line-through-mode="continuous" style:text-overline-style="none" style:text-overline-color="font-color" style:language-asian="zh" style:country-asian="CN" style:font-style-asian="normal" style:font-weight-complex="normal" style:font-name-complex="Monospace" style:text-underline-style="solid" style:text-underline-width="auto" style:text-underline-color="font-color" fo:color="#303030"/>
    </style:style>
    <style:style style:name="T2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onospace" style:font-name-complex="Monospac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font-size="10pt" fo:font-weight="normal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onospace" style:font-name-complex="Monospac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 fo:color="#303030"/>
    </style:style>
    <style:style style:name="T27" style:family="text">
      <style:text-properties fo:font-size="10pt" fo:font-weight="normal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onospace" style:font-name-complex="Monospac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none" style:text-underline-color="font-color"/>
    </style:style>
    <style:style style:name="T28" style:family="text">
      <style:text-properties fo:font-size="10pt" fo:font-weight="normal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onospace" style:font-name-complex="Monospac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303030" style:text-underline-style="solid" style:text-underline-width="auto" style:text-underline-color="font-color"/>
    </style:style>
    <style:style style:name="T29" style:family="text">
      <style:text-properties fo:language="en" fo:country="US" style:text-outline="false" style:text-underline-style="none" style:text-underline-color="font-color" style:font-weight-asian="normal" style:font-name-complex="Monospace" style:font-size-complex="10pt" fo:font-weight="normal" style:font-relief="none" style:language-complex="hi" style:country-complex="IN" style:font-name-asian="Monospace" style:text-emphasize="none" style:font-size-asian="10pt" style:font-style-asian="normal" fo:font-size="10pt" style:text-line-through-type="none" style:text-line-through-mode="continuous" fo:text-shadow="none" style:text-overline-style="none" style:text-overline-color="font-color" style:font-weight-complex="normal" style:language-asian="zh" style:country-asian="CN" fo:font-style="normal" style:font-style-complex="normal"/>
    </style:style>
    <style:style style:name="T30" style:family="text">
      <style:text-properties fo:language="en" fo:country="US" style:text-outline="false" style:font-weight-asian="normal" style:font-name-complex="Monospace" style:font-size-complex="10pt" fo:font-weight="normal" style:font-relief="none" style:language-complex="hi" style:country-complex="IN" style:font-name-asian="Monospace" style:text-emphasize="none" style:font-size-asian="10pt" style:font-style-asian="normal" fo:font-size="10pt" style:text-line-through-type="none" style:text-line-through-mode="continuous" fo:text-shadow="none" style:text-overline-style="none" style:text-overline-color="font-color" style:font-weight-complex="normal" style:language-asian="zh" style:country-asian="CN" fo:font-style="normal" style:font-style-complex="normal" style:text-underline-style="solid" style:text-underline-width="auto" style:text-underline-color="font-color" fo:color="#303030"/>
    </style:style>
    <style:style style:name="T31" style:family="text">
      <style:text-properties fo:language="en" fo:country="US" style:text-outline="false" style:font-weight-asian="normal" style:font-name-complex="Monospace" style:font-size-complex="10pt" fo:font-weight="normal" style:font-relief="none" style:language-complex="hi" style:country-complex="IN" style:font-name-asian="Monospace" style:text-emphasize="none" style:font-size-asian="10pt" style:font-style-asian="normal" fo:font-size="10pt" style:text-line-through-type="none" style:text-line-through-mode="continuous" fo:text-shadow="none" style:text-overline-style="none" style:text-overline-color="font-color" style:font-weight-complex="normal" style:language-asian="zh" style:country-asian="CN" fo:font-style="normal" style:font-style-complex="normal" style:text-underline-style="none" style:text-underline-color="font-color"/>
    </style:style>
    <style:style style:name="T32" style:family="text">
      <style:text-properties fo:language="en" fo:country="US" style:text-outline="false" style:font-weight-asian="normal" style:font-name-complex="Monospace" style:font-size-complex="10pt" fo:font-weight="normal" style:font-relief="none" style:language-complex="hi" style:country-complex="IN" style:font-name-asian="Monospace" style:text-emphasize="none" style:font-size-asian="10pt" style:font-style-asian="normal" fo:font-size="10pt" style:text-line-through-type="none" style:text-line-through-mode="continuous" fo:text-shadow="none" style:text-overline-style="none" style:text-overline-color="font-color" style:font-weight-complex="normal" style:language-asian="zh" style:country-asian="CN" fo:font-style="normal" style:font-style-complex="normal" fo:color="#303030" style:text-underline-style="solid" style:text-underline-width="auto" style:text-underline-color="font-color"/>
    </style:style>
    <style:style style:name="T33" style:family="text">
      <style:text-properties style:font-style-asian="normal" style:font-size-asian="10pt" style:font-relief="none" fo:font-size="10pt" style:language-complex="hi" style:country-complex="IN" style:font-name-complex="Monospace" style:text-underline-style="none" style:text-underline-color="font-color" fo:font-style="normal" style:font-weight-asian="normal" style:text-line-through-type="none" style:font-size-complex="10pt" style:text-overline-style="none" style:text-overline-color="font-color" style:text-emphasize="none" fo:font-weight="normal" style:text-outline="false" style:font-weight-complex="normal" style:font-style-complex="normal" style:language-asian="zh" style:country-asian="CN" style:text-line-through-mode="continuous" style:font-name-asian="Monospace" fo:language="en" fo:country="US" fo:text-shadow="none"/>
    </style:style>
    <style:style style:name="T34" style:family="text">
      <style:text-properties style:font-style-asian="normal" style:font-size-asian="10pt" style:font-relief="none" fo:font-size="10pt" style:language-complex="hi" style:country-complex="IN" style:font-name-complex="Monospace" fo:font-style="normal" style:font-weight-asian="normal" style:text-line-through-type="none" style:font-size-complex="10pt" style:text-overline-style="none" style:text-overline-color="font-color" style:text-emphasize="none" fo:font-weight="normal" style:text-outline="false" style:font-weight-complex="normal" style:font-style-complex="normal" style:language-asian="zh" style:country-asian="CN" style:text-line-through-mode="continuous" style:font-name-asian="Monospace" fo:language="en" fo:country="US" fo:text-shadow="none" fo:color="#303030" style:text-underline-style="solid" style:text-underline-width="auto" style:text-underline-color="font-color"/>
    </style:style>
    <style:style style:name="T35" style:family="text">
      <style:text-properties style:font-style-asian="normal" style:font-size-asian="10pt" style:font-relief="none" fo:font-size="10pt" style:language-complex="hi" style:country-complex="IN" style:font-name-complex="Monospace" fo:font-style="normal" style:font-weight-asian="normal" style:text-line-through-type="none" style:font-size-complex="10pt" style:text-overline-style="none" style:text-overline-color="font-color" style:text-emphasize="none" fo:font-weight="normal" style:text-outline="false" style:font-weight-complex="normal" style:font-style-complex="normal" style:language-asian="zh" style:country-asian="CN" style:text-line-through-mode="continuous" style:font-name-asian="Monospace" fo:language="en" fo:country="US" fo:text-shadow="none" style:text-underline-style="none" style:text-underline-color="font-color"/>
    </style:style>
    <style:style style:name="T36" style:family="text">
      <style:text-properties style:text-line-through-mode="continuous" style:font-weight-asian="normal" style:font-style-complex="normal" style:language-asian="zh" style:country-asian="CN" style:language-complex="hi" style:country-complex="IN" style:font-relief="none" fo:font-size="10pt" fo:language="en" fo:country="US" style:font-name-asian="Monospace" fo:font-style="normal" style:font-style-asian="normal" style:font-weight-complex="normal" style:text-outline="false" fo:text-shadow="none" style:text-line-through-type="none" style:font-size-asian="10pt" style:font-size-complex="10pt" style:font-name-complex="Monospace" style:text-underline-style="none" style:text-underline-color="font-color" style:text-overline-style="none" style:text-overline-color="font-color" style:text-emphasize="none" fo:font-weight="normal"/>
    </style:style>
    <style:style style:name="T37" style:family="text">
      <style:text-properties style:text-line-through-mode="continuous" style:font-weight-asian="normal" style:font-style-complex="normal" style:language-asian="zh" style:country-asian="CN" style:language-complex="hi" style:country-complex="IN" style:font-relief="none" fo:font-size="10pt" fo:language="en" fo:country="US" style:font-name-asian="Monospace" fo:font-style="normal" style:font-style-asian="normal" style:font-weight-complex="normal" style:text-outline="false" fo:text-shadow="none" style:text-line-through-type="none" style:font-size-asian="10pt" style:font-size-complex="10pt" style:font-name-complex="Monospace" style:text-overline-style="none" style:text-overline-color="font-color" style:text-emphasize="none" fo:font-weight="normal" fo:color="#303030" style:text-underline-style="solid" style:text-underline-width="auto" style:text-underline-color="font-color"/>
    </style:style>
    <style:style style:name="T38" style:family="text">
      <style:text-properties style:text-line-through-mode="continuous" style:font-weight-asian="normal" style:font-style-complex="normal" style:language-asian="zh" style:country-asian="CN" style:language-complex="hi" style:country-complex="IN" style:font-relief="none" fo:font-size="10pt" fo:language="en" fo:country="US" style:font-name-asian="Monospace" fo:font-style="normal" style:font-style-asian="normal" style:font-weight-complex="normal" style:text-outline="false" fo:text-shadow="none" style:text-line-through-type="none" style:font-size-asian="10pt" style:font-size-complex="10pt" style:font-name-complex="Monospace" style:text-overline-style="none" style:text-overline-color="font-color" style:text-emphasize="none" fo:font-weight="normal" style:text-underline-style="none" style:text-underline-color="font-color"/>
    </style:style>
    <style:style style:name="T39" style:family="text">
      <style:text-properties fo:text-shadow="none" fo:font-size="10pt" style:text-emphasize="none" style:text-overline-style="none" style:text-overline-color="font-color" style:font-relief="none" style:font-size-complex="10pt" style:font-name-complex="Monospace" style:language-asian="zh" style:country-asian="CN" style:font-name-asian="Monospace" style:language-complex="hi" style:country-complex="IN" fo:language="en" fo:country="US" fo:font-weight="normal" style:text-line-through-type="none" style:text-line-through-mode="continuous" style:text-outline="false" style:text-underline-style="none" style:text-underline-color="font-color" fo:font-style="normal" style:font-size-asian="10pt" style:font-weight-complex="normal" style:font-weight-asian="normal" style:font-style-complex="normal" style:font-style-asian="normal"/>
    </style:style>
    <style:style style:name="T40" style:family="text">
      <style:text-properties fo:text-shadow="none" fo:font-size="10pt" style:text-emphasize="none" style:text-overline-style="none" style:text-overline-color="font-color" style:font-relief="none" style:font-size-complex="10pt" style:font-name-complex="Monospace" style:language-asian="zh" style:country-asian="CN" style:font-name-asian="Monospace" style:language-complex="hi" style:country-complex="IN" fo:language="en" fo:country="US" fo:font-weight="normal" style:text-line-through-type="none" style:text-line-through-mode="continuous" style:text-outline="false" fo:font-style="normal" style:font-size-asian="10pt" style:font-weight-complex="normal" style:font-weight-asian="normal" style:font-style-complex="normal" style:font-style-asian="normal" fo:color="#303030" style:text-underline-style="solid" style:text-underline-width="auto" style:text-underline-color="font-color"/>
    </style:style>
    <style:style style:name="T41" style:family="text">
      <style:text-properties fo:text-shadow="none" fo:font-size="10pt" style:text-emphasize="none" style:text-overline-style="none" style:text-overline-color="font-color" style:font-relief="none" style:font-size-complex="10pt" style:font-name-complex="Monospace" style:language-asian="zh" style:country-asian="CN" style:font-name-asian="Monospace" style:language-complex="hi" style:country-complex="IN" fo:language="en" fo:country="US" fo:font-weight="normal" style:text-line-through-type="none" style:text-line-through-mode="continuous" style:text-outline="false" fo:font-style="normal" style:font-size-asian="10pt" style:font-weight-complex="normal" style:font-weight-asian="normal" style:font-style-complex="normal" style:font-style-asian="normal" style:text-underline-style="none" style:text-underline-color="font-color"/>
    </style:style>
    <style:style style:name="T42" style:family="text">
      <style:text-properties fo:text-shadow="none" fo:font-size="10pt" style:text-emphasize="none" style:text-overline-style="none" style:text-overline-color="font-color" style:font-relief="none" style:font-size-complex="10pt" style:font-name-complex="Monospace" style:language-asian="zh" style:country-asian="CN" style:font-name-asian="Monospace" style:language-complex="hi" style:country-complex="IN" fo:language="en" fo:country="US" fo:font-weight="normal" style:text-line-through-type="none" style:text-line-through-mode="continuous" style:text-outline="false" fo:font-style="normal" style:font-size-asian="10pt" style:font-weight-complex="normal" style:font-weight-asian="normal" style:font-style-complex="normal" style:font-style-asian="normal" style:text-underline-style="solid" style:text-underline-width="auto" style:text-underline-color="font-color" fo:color="#303030"/>
    </style:style>
    <style:style style:name="T43" style:family="text">
      <style:text-properties style:font-name-asian="Monospace" style:font-name-complex="Monospace"/>
    </style:style>
    <style:style style:name="T44" style:family="text">
      <style:text-properties style:font-name-asian="Monospace" style:font-name-complex="Monospace" fo:color="#303030" fo:font-size="10pt" style:text-underline-style="solid" style:text-underline-width="auto" style:text-underline-color="font-color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18"/>
        <table:table-column table:style-name="co5" table:number-columns-repeated="1020" table:default-cell-style-name="ce9"/>
        <table:table-row table:style-name="ro1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Sub</text:p>
          </table:table-cell>
          <table:table-cell table:style-name="ce7" office:value-type="string" calcext:value-type="string">
            <text:p>Key </text:p>
          </table:table-cell>
          <table:table-cell table:style-name="ce10" office:value-type="string" calcext:value-type="string">
            <text:p>Value</text:p>
          </table:table-cell>
          <table:table-cell table:style-name="ce7" table:number-columns-repeated="1020"/>
        </table:table-row>
        <table:table-row table:style-name="ro1">
          <table:table-cell table:style-name="ce8" office:value-type="string" calcext:value-type="string">
            <text:p>W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ubsection</text:p>
          </table:table-cell>
          <table:table-cell table:style-name="ce11" office:value-type="float" office:value="1.1" calcext:value-type="float">
            <text:p>1.1</text:p>
          </table:table-cell>
          <table:table-cell table:style-name="ce8"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tle</text:p>
          </table:table-cell>
          <table:table-cell table:style-name="ce12" office:value-type="string" calcext:value-type="string">
            <text:p>Analyze Propositions and Boolean Expres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ing</text:p>
          </table:table-cell>
          <table:table-cell table:style-name="ce17" office:value-type="string" calcext:value-type="string">
            <text:p><text:span text:style-name="T1">Rosen2019, </text:span><text:span text:style-name="T2">pp</text:span><text:span text:style-name="T3">.1-13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eo</text:p>
          </table:table-cell>
          <table:table-cell table:style-name="ce12" office:value-type="string" calcext:value-type="string">
            <text:p><text:a xlink:href="https://youtu.be/OApHaIMKMJE" xlink:type="simple">https://youtu.be/OApHaIMKMJE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what is a propositi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sk</text:p>
          </table:table-cell>
          <table:table-cell table:style-name="ce12" office:value-type="string" calcext:value-type="string">
            <text:p>Define Boolean operations (&lt;span class='math inline'&gt;\\(\\neg, \\wedge, \\vee, \\rightarrow, \\leftrightarrow \\)&lt;/span&gt;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sk</text:p>
          </table:table-cell>
          <table:table-cell table:style-name="ce12" office:value-type="string" calcext:value-type="string">
            <text:p>Restore parentheses using preced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Create truth tables for expres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subsection</text:p>
          </table:table-cell>
          <table:table-cell office:value-type="float" office:value="1.2" calcext:value-type="float">
            <text:p>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tle</text:p>
          </table:table-cell>
          <table:table-cell table:style-name="ce12" office:value-type="string" calcext:value-type="string">
            <text:p>Create propositional statemen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ding</text:p>
          </table:table-cell>
          <table:table-cell table:style-name="ce17" office:value-type="string" calcext:value-type="string">
            <text:p><text:span text:style-name="T1">Rosen2019, </text:span><text:span text:style-name="T2">pp</text:span><text:span text:style-name="T3">.17-22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deo</text:p>
          </table:table-cell>
          <table:table-cell table:style-name="ce19" office:value-type="string" calcext:value-type="string">
            <text:p><text:span text:style-name="T4"><text:a xlink:href="https://youtu.be/_RrxqiB_pfE" xlink:type="simple">https://youtu.be/_RrxqiB_pfE</text:a>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sk</text:p>
          </table:table-cell>
          <table:table-cell table:style-name="ce12" office:value-type="string" calcext:value-type="string">
            <text:p>Translate English into Propositional logic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sk</text:p>
          </table:table-cell>
          <table:table-cell table:style-name="ce12" office:value-type="string" calcext:value-type="string">
            <text:p>Recognize situations when natural language uses logical connectives in a different sense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sk</text:p>
          </table:table-cell>
          <table:table-cell table:style-name="ce12" office:value-type="string" calcext:value-type="string">
            <text:p>Solve Logic Puzzles and Word Problem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section</text:p>
          </table:table-cell>
          <table:table-cell office:value-type="float" office:value="1.3" calcext:value-type="float">
            <text:p>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Recognize Boolean tautologies and satisfiability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26-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deo</text:p>
          </table:table-cell>
          <table:table-cell table:style-name="ce12" office:value-type="string" calcext:value-type="string">
            <text:p><text:span text:style-name="T4"><text:a xlink:href="https://youtu.be/x0ELYvaf21E" xlink:type="simple">https://youtu.be/x0ELYvaf21E</text:a></text:span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k</text:p>
          </table:table-cell>
          <table:table-cell table:style-name="ce20" office:value-type="string" calcext:value-type="string">
            <text:p><text:span text:style-name="T5">Rewrite propositions using equivalences (Use double negation; Use De Morgan's laws; Write Contrapositive for an Implication</text:span>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k</text:p>
          </table:table-cell>
          <table:table-cell table:style-name="ce20" office:value-type="string" calcext:value-type="string">
            <text:p>Define a tautology if a truth table exist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k</text:p>
          </table:table-cell>
          <table:table-cell table:style-name="ce20" office:value-type="string" calcext:value-type="string">
            <text:p>Create new tautologies using inference rule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k</text:p>
          </table:table-cell>
          <table:table-cell table:style-name="ce20" office:value-type="string" calcext:value-type="string">
            <text:p>Define Satisfiable and Contradictory Boolean Expression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section</text:p>
          </table:table-cell>
          <table:table-cell office:value-type="string" calcext:value-type="string">
            <text:p>1.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tle</text:p>
          </table:table-cell>
          <table:table-cell table:style-name="ce12" office:value-type="string" calcext:value-type="string">
            <text:p>Use expressions in programming (optional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sk</text:p>
          </table:table-cell>
          <table:table-cell table:style-name="ce20" office:value-type="string" calcext:value-type="string">
            <text:p>Apply operation precedence to a Python expression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sk</text:p>
          </table:table-cell>
          <table:table-cell table:style-name="ce20" office:value-type="string" calcext:value-type="string">
            <text:p>Apply operation associativity to a Python expression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sk</text:p>
          </table:table-cell>
          <table:table-cell table:style-name="ce20" office:value-type="string" calcext:value-type="string">
            <text:p>Apply short-circuit Boolean evaluation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subsection</text:p>
          </table:table-cell>
          <table:table-cell office:value-type="float" office:value="1.7" calcext:value-type="float">
            <text:p>1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itle</text:p>
          </table:table-cell>
          <table:table-cell table:style-name="ce12" office:value-type="string" calcext:value-type="string">
            <text:p>Use Common Proof Strateg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ading</text:p>
          </table:table-cell>
          <table:table-cell table:style-name="ce17" office:value-type="string" calcext:value-type="string">
            <text:p><text:span text:style-name="T1">Rosen2019, </text:span><text:span text:style-name="T2">pp</text:span><text:span text:style-name="T3">.84-93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deo</text:p>
          </table:table-cell>
          <table:table-cell table:style-name="ce12" office:value-type="string" calcext:value-type="string">
            <text:p><text:span text:style-name="T6"><text:a xlink:href="https://youtu.be/b-hKQOhxlNA" xlink:type="simple">https://youtu.be/b-hKQOhxlNA</text:a>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deo</text:p>
          </table:table-cell>
          <table:table-cell table:style-name="ce12" office:value-type="string" calcext:value-type="string">
            <text:p><text:span text:style-name="T6"><text:a xlink:href="https://youtu.be/PNme9Kl3kDo" xlink:type="simple">https://youtu.be/PNme9Kl3kDo</text:a>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deo</text:p>
          </table:table-cell>
          <table:table-cell table:style-name="ce12" office:value-type="string" calcext:value-type="string">
            <text:p><text:span text:style-name="T6"><text:a xlink:href="https://youtu.be/CCAgvPGOlmE" xlink:type="simple">https://youtu.be/CCAgvPGOlmE</text:a>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sk</text:p>
          </table:table-cell>
          <table:table-cell table:style-name="ce21" office:value-type="string" calcext:value-type="string">
            <text:p>Explain direct proofs for IF-THEN statements&lt;br/&gt;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sk</text:p>
          </table:table-cell>
          <table:table-cell table:style-name="ce22" office:value-type="string" calcext:value-type="string">
            <text:p>Explain proofs by <text:span text:style-name="T7">contraposition</text:span> for IF-THEN statements&lt;br/&gt;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sk</text:p>
          </table:table-cell>
          <table:table-cell table:style-name="ce21" office:value-type="string" calcext:value-type="string">
            <text:p>Explain constructive proofs using contradiction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section</text:p>
          </table:table-cell>
          <table:table-cell table:style-name="ce12" office:value-type="float" office:value="1.4" calcext:value-type="float">
            <text:p>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le</text:p>
          </table:table-cell>
          <table:table-cell table:style-name="ce12" office:value-type="string" calcext:value-type="string">
            <text:p>Use Predicates and Quantifi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ading</text:p>
          </table:table-cell>
          <table:table-cell table:style-name="ce17" office:value-type="string" calcext:value-type="string">
            <text:p><text:span text:style-name="T1">Rosen2019, </text:span><text:span text:style-name="T2">pp</text:span><text:span text:style-name="T3">.40-55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deo</text:p>
          </table:table-cell>
          <table:table-cell table:style-name="ce12" office:value-type="string" calcext:value-type="string">
            <text:p><text:span text:style-name="T6"><text:a xlink:href="https://youtu.be/rZH5RFSXsvI" xlink:type="simple">https://youtu.be/rZH5RFSXsvI</text:a>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sk</text:p>
          </table:table-cell>
          <table:table-cell table:style-name="ce23" office:value-type="string" calcext:value-type="string">
            <text:p>Define a predicate as a function to boolean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sk</text:p>
          </table:table-cell>
          <table:table-cell table:style-name="ce23" office:value-type="string" calcext:value-type="string">
            <text:p>Recognize free and bound variable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sk</text:p>
          </table:table-cell>
          <table:table-cell table:style-name="ce23" office:value-type="string" calcext:value-type="string">
            <text:p>Interpret quantifiers over finite domain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sk</text:p>
          </table:table-cell>
          <table:table-cell table:style-name="ce23" office:value-type="string" calcext:value-type="string">
            <text:p>Use precedence for quantifier statement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sk</text:p>
          </table:table-cell>
          <table:table-cell table:style-name="ce23" office:value-type="string" calcext:value-type="string">
            <text:p><text:span text:style-name="T8">Negate predicates, apply </text:span><text:span text:style-name="T9">De</text:span><text:span text:style-name="T10"> Morgan's laws.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section</text:p>
          </table:table-cell>
          <table:table-cell office:value-type="float" office:value="2.1" calcext:value-type="float">
            <text:p>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tle</text:p>
          </table:table-cell>
          <table:table-cell table:style-name="ce12" office:value-type="string" calcext:value-type="string">
            <text:p>Manipulate Sets and Funct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ding</text:p>
          </table:table-cell>
          <table:table-cell table:style-name="ce17" office:value-type="string" calcext:value-type="string">
            <text:p><text:span text:style-name="T1">Rosen2019, </text:span><text:span text:style-name="T2">pp</text:span><text:span text:style-name="T3">.121-131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<text:a xlink:href="https://youtu.be/jXxuwrAbpCU" xlink:type="simple">https://youtu.be/jXxuwrAbpCU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sk</text:p>
          </table:table-cell>
          <table:table-cell table:style-name="ce23" office:value-type="string" calcext:value-type="string">
            <text:p>Define set by listing elements or interval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sk</text:p>
          </table:table-cell>
          <table:table-cell table:style-name="ce23" office:value-type="string" calcext:value-type="string">
            <text:p>Define set by defining a predicate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sk</text:p>
          </table:table-cell>
          <table:table-cell table:style-name="ce23" office:value-type="string" calcext:value-type="string">
            <text:p>Define subsets, proper subset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sk</text:p>
          </table:table-cell>
          <table:table-cell table:style-name="ce23" office:value-type="string" calcext:value-type="string">
            <text:p>Define pairs and other n-tuple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sk</text:p>
          </table:table-cell>
          <table:table-cell table:style-name="ce23" office:value-type="string" calcext:value-type="string">
            <text:p>Define power set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sk</text:p>
          </table:table-cell>
          <table:table-cell table:style-name="ce23" office:value-type="string" calcext:value-type="string">
            <text:p>Reproduce Russel's paradox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bsection</text:p>
          </table:table-cell>
          <table:table-cell office:value-type="float" office:value="2.5" calcext:value-type="float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tle</text:p>
          </table:table-cell>
          <table:table-cell table:style-name="ce12" office:value-type="string" calcext:value-type="string">
            <text:p>Compare Set Cardinalit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ading</text:p>
          </table:table-cell>
          <table:table-cell table:style-name="ce17" office:value-type="string" calcext:value-type="string">
            <text:p><text:span text:style-name="T1">Rosen2019, </text:span><text:span text:style-name="T2">pp</text:span><text:span text:style-name="T3">.179-186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sk</text:p>
          </table:table-cell>
          <table:table-cell table:style-name="ce23" office:value-type="string" calcext:value-type="string">
            <text:p>Define injective functions between 2 set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sk</text:p>
          </table:table-cell>
          <table:table-cell table:style-name="ce23" office:value-type="string" calcext:value-type="string">
            <text:p><text:span text:style-name="T11">Define </text:span><text:span text:style-name="T12">surjective</text:span><text:span text:style-name="T13"> functions between 2 sets.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sk</text:p>
          </table:table-cell>
          <table:table-cell table:style-name="ce23" office:value-type="string" calcext:value-type="string">
            <text:p>Prove that adding a finite set to a countable is countable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sk</text:p>
          </table:table-cell>
          <table:table-cell table:style-name="ce23" office:value-type="string" calcext:value-type="string">
            <text:p>Union two positive integer sets.&lt;br/&gt;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sk</text:p>
          </table:table-cell>
          <table:table-cell table:style-name="ce23" office:value-type="string" calcext:value-type="string">
            <text:p>Union infinitely many integer sets.&lt;/p&gt;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ubsection</text:p>
          </table:table-cell>
          <table:table-cell table:style-name="ce12" office:value-type="float" office:value="1.5" calcext:value-type="float">
            <text:p>1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Use <text:span text:style-name="T14">Nested Quantifiers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ading</text:p>
          </table:table-cell>
          <table:table-cell table:style-name="ce17" office:value-type="string" calcext:value-type="string">
            <text:p><text:span text:style-name="T1">Rosen2019, </text:span><text:span text:style-name="T2">pp</text:span><text:span text:style-name="T3">.60-68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ideo</text:p>
          </table:table-cell>
          <table:table-cell table:style-name="ce12" office:value-type="string" calcext:value-type="string">
            <text:p><text:span text:style-name="T6"><text:a xlink:href="https://youtu.be/xDaBIVPyvDQ" xlink:type="simple">https://youtu.be/xDaBIVPyvDQ</text:a>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sk</text:p>
          </table:table-cell>
          <table:table-cell table:style-name="ce12" office:value-type="string" calcext:value-type="string">
            <text:p>Rewrite mathematical statements with nested quantifier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sk</text:p>
          </table:table-cell>
          <table:table-cell table:style-name="ce23" office:value-type="string" calcext:value-type="string">
            <text:p>Interpret quantifier expressions in human language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sk</text:p>
          </table:table-cell>
          <table:table-cell table:style-name="ce23" office:value-type="string" calcext:value-type="string">
            <text:p>Negate multiple quantifier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bsection</text:p>
          </table:table-cell>
          <table:table-cell table:style-name="ce12" office:value-type="float" office:value="1.8" calcext:value-type="float">
            <text:p>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itle</text:p>
          </table:table-cell>
          <table:table-cell table:style-name="ce12" office:value-type="string" calcext:value-type="string">
            <text:p>Use Some More Proof Strateg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ading</text:p>
          </table:table-cell>
          <table:table-cell table:style-name="ce12"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deo</text:p>
          </table:table-cell>
          <table:table-cell table:style-name="ce12"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sk</text:p>
          </table:table-cell>
          <table:table-cell table:style-name="ce23" office:value-type="string" calcext:value-type="string">
            <text:p>Explain proofs by analyzing case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sk</text:p>
          </table:table-cell>
          <table:table-cell table:style-name="ce23" office:value-type="string" calcext:value-type="string">
            <text:p>Explain proofs by counterexample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sk</text:p>
          </table:table-cell>
          <table:table-cell table:style-name="ce23" office:value-type="string" calcext:value-type="string">
            <text:p>Introduce "without loss of generality" clause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sk</text:p>
          </table:table-cell>
          <table:table-cell table:style-name="ce23" office:value-type="string" calcext:value-type="string">
            <text:p><text:span text:style-name="T8">Explain </text:span><text:span text:style-name="T9">nonconstructive</text:span><text:span text:style-name="T10"> proofs of existence.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ubsection</text:p>
          </table:table-cell>
          <table:table-cell table:style-name="ce12" office:value-type="float" office:value="1.6" calcext:value-type="float">
            <text:p>1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itle</text:p>
          </table:table-cell>
          <table:table-cell table:style-name="ce12" office:value-type="string" calcext:value-type="string">
            <text:p>Use Rules of Infer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sk</text:p>
          </table:table-cell>
          <table:table-cell table:style-name="ce12" office:value-type="string" calcext:value-type="string">
            <text:p>Recognize hypotheses and goals in a proof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sk</text:p>
          </table:table-cell>
          <table:table-cell table:style-name="ce23" office:value-type="string" calcext:value-type="string">
            <text:p><text:span text:style-name="T4">Apply modus </text:span><text:span text:style-name="T15">ponens</text:span><text:span text:style-name="T4">: &lt;span class="math </text:span><text:span text:style-name="T16">inline</text:span><text:span text:style-name="T4">"&gt;\( A \</text:span><text:span text:style-name="T15">rightarrow</text:span><text:span text:style-name="T4"> B,\, A \;\</text:span><text:span text:style-name="T15">vdash</text:span><text:span text:style-name="T4">\; B.\)&lt;/span&gt;</text:span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sk</text:p>
          </table:table-cell>
          <table:table-cell table:style-name="ce23" office:value-type="string" calcext:value-type="string">
            <text:p><text:span text:style-name="T17">Apply modus </text:span><text:span text:style-name="T18">tollens</text:span><text:span text:style-name="T19">: &lt;span class="math </text:span><text:span text:style-name="T20">inline</text:span><text:span text:style-name="T19">"&gt;\( A \</text:span><text:span text:style-name="T18">rightarrow</text:span><text:span text:style-name="T19"> B,\, (\</text:span><text:span text:style-name="T18">neg</text:span><text:span text:style-name="T19"> B) \;\</text:span><text:span text:style-name="T18">vdash</text:span><text:span text:style-name="T19">\; (\</text:span><text:span text:style-name="T18">neg</text:span><text:span text:style-name="T19"> A).\)&lt;/span&gt;</text:span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sk</text:p>
          </table:table-cell>
          <table:table-cell table:style-name="ce23" office:value-type="string" calcext:value-type="string">
            <text:p><text:span text:style-name="T21">Apply transitivity: &lt;span class="math </text:span><text:span text:style-name="T22">inline</text:span><text:span text:style-name="T23">"&gt;\( A \</text:span><text:span text:style-name="T24">rightarrow</text:span><text:span text:style-name="T23"> B,\, B \</text:span><text:span text:style-name="T22">rightarrow</text:span><text:span text:style-name="T23"> C \;\</text:span><text:span text:style-name="T24">vdash</text:span><text:span text:style-name="T23">\; A \</text:span><text:span text:style-name="T22">rightarrow</text:span><text:span text:style-name="T23"> C.\)&lt;/span&gt;</text:span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sk</text:p>
          </table:table-cell>
          <table:table-cell table:style-name="ce23" office:value-type="string" calcext:value-type="string">
            <text:p><text:span text:style-name="T25">Apply disjunctive syllogism: &lt;span class="math </text:span><text:span text:style-name="T26">inline</text:span><text:span text:style-name="T27">"&gt;\( A \</text:span><text:span text:style-name="T28">vee</text:span><text:span text:style-name="T27"> B,\, \</text:span><text:span text:style-name="T28">neg</text:span><text:span text:style-name="T27"> A \;\</text:span><text:span text:style-name="T26">vdash</text:span><text:span text:style-name="T27">\; B.\)&lt;/span&gt;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sk</text:p>
          </table:table-cell>
          <table:table-cell table:style-name="ce23" office:value-type="string" calcext:value-type="string">
            <text:p><text:span text:style-name="T29">Apply "addition": &lt;span class="math </text:span><text:span text:style-name="T30">inline</text:span><text:span text:style-name="T31">"&gt;\( A \;\</text:span><text:span text:style-name="T30">vdash</text:span><text:span text:style-name="T31">\; A \</text:span><text:span text:style-name="T32">vee</text:span><text:span text:style-name="T31"> B.\)&lt;/span&gt;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sk</text:p>
          </table:table-cell>
          <table:table-cell table:style-name="ce23" office:value-type="string" calcext:value-type="string">
            <text:p><text:span text:style-name="T33">Apply "simplification": &lt;span class="math </text:span><text:span text:style-name="T34">inline</text:span><text:span text:style-name="T35">"&gt;\( (A \wedge B) \;\</text:span><text:span text:style-name="T34">vdash</text:span><text:span text:style-name="T35">\; A.\)&lt;/span&gt;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sk</text:p>
          </table:table-cell>
          <table:table-cell table:style-name="ce23" office:value-type="string" calcext:value-type="string">
            <text:p><text:span text:style-name="T36">Apply "conjunction": &lt;span class="math </text:span><text:span text:style-name="T37">inline</text:span><text:span text:style-name="T38">"&gt;\( A,\, B \;\</text:span><text:span text:style-name="T37">vdash</text:span><text:span text:style-name="T38">\; (A \wedge B).\)&lt;/span&gt;</text:span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sk</text:p>
          </table:table-cell>
          <table:table-cell table:style-name="ce23" office:value-type="string" calcext:value-type="string">
            <text:p><text:span text:style-name="T39">Apply "resolution": &lt;span class="math </text:span><text:span text:style-name="T40">inline</text:span><text:span text:style-name="T41">"&gt;\( (A \</text:span><text:span text:style-name="T42">vee</text:span><text:span text:style-name="T41"> B),\, (\</text:span><text:span text:style-name="T40">neg</text:span><text:span text:style-name="T41"> A \</text:span><text:span text:style-name="T42">vee</text:span><text:span text:style-name="T41"> C) \;\</text:span><text:span text:style-name="T40">vdash</text:span><text:span text:style-name="T41">\; (B \</text:span><text:span text:style-name="T42">vee</text:span><text:span text:style-name="T41"> C).\)&lt;/span&gt;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ubsection</text:p>
          </table:table-cell>
          <table:table-cell table:style-name="ce12" office:value-type="float" office:value="2.2" calcext:value-type="float">
            <text:p>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tle</text:p>
          </table:table-cell>
          <table:table-cell table:style-name="ce12" office:value-type="string" calcext:value-type="string">
            <text:p>Manipulate sets over some univer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sk</text:p>
          </table:table-cell>
          <table:table-cell table:style-name="ce21" office:value-type="string" calcext:value-type="string">
            <text:p>Define the union of two or more set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sk</text:p>
          </table:table-cell>
          <table:table-cell table:style-name="ce21" office:value-type="string" calcext:value-type="string">
            <text:p>Define the intersection of two or more set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sk</text:p>
          </table:table-cell>
          <table:table-cell table:style-name="ce21" office:value-type="string" calcext:value-type="string">
            <text:p>Define the complement of a set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sk</text:p>
          </table:table-cell>
          <table:table-cell table:style-name="ce21" office:value-type="string" calcext:value-type="string">
            <text:p>Define the difference of two set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sk</text:p>
          </table:table-cell>
          <table:table-cell table:style-name="ce21" office:value-type="string" calcext:value-type="string">
            <text:p>Define the symmetric difference of set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sk</text:p>
          </table:table-cell>
          <table:table-cell table:style-name="ce22" office:value-type="string" calcext:value-type="string">
            <text:p>Draw <text:span text:style-name="T7">Venn</text:span> diagrams for 2, 3, 4 or 5 set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ubsection</text:p>
          </table:table-cell>
          <table:table-cell table:style-name="ce12" office:value-type="string" calcext:value-type="string">
            <text:p>2.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itle</text:p>
          </table:table-cell>
          <table:table-cell table:style-name="ce12" office:value-type="string" calcext:value-type="string">
            <text:p>Use Proof Strategies for Sets and Funct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sk</text:p>
          </table:table-cell>
          <table:table-cell table:style-name="ce12" office:value-type="string" calcext:value-type="string">
            <text:p><text:span text:style-name="T43">Explain proofs for 2 sets being different (</text:span><text:span text:style-name="T44">conterexample</text:span><text:span text:style-name="T43">).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sk</text:p>
          </table:table-cell>
          <table:table-cell table:style-name="ce23" office:value-type="string" calcext:value-type="string">
            <text:p>Explain proofs for a function being bijective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sk</text:p>
          </table:table-cell>
          <table:table-cell table:style-name="ce23" office:value-type="string" calcext:value-type="string">
            <text:p>Explain constructions by selecting minimum in a nonempty set.</text:p>
          </table:table-cell>
          <table:table-cell table:number-columns-repeated="1020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9">00/00/0000</text:date>, <text:time style:data-style-name="N2" text:time-value="23:44:12.2159947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9T00:46:45.270454578</meta:creation-date>
    <dc:date>2020-01-29T02:02:33.692102050</dc:date>
    <meta:editing-duration>PT2H20M31S</meta:editing-duration>
    <meta:editing-cycles>13</meta:editing-cycles>
    <meta:generator>LibreOffice/6.0.7.3$Linux_X86_64 LibreOffice_project/00m0$Build-3</meta:generator>
    <meta:document-statistic meta:table-count="1" meta:cell-count="452" meta:object-count="0"/>
  </office:meta>
</office:document-meta>
</file>